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e7e9ea"/>
    </style:style>
    <style:style style:name="P2" style:family="paragraph" style:parent-style-name="Standard">
      <style:paragraph-properties fo:text-align="justify" style:justify-single-word="false"/>
      <style:text-properties fo:color="#e7e9ea"/>
    </style:style>
    <style:style style:name="P3" style:family="paragraph" style:parent-style-name="Standard">
      <style:paragraph-properties fo:text-align="center" style:justify-single-word="false"/>
      <style:text-properties fo:color="#e7e9ea"/>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font-size="14pt" style:font-size-asian="14pt" style:font-size-complex="14pt"/>
    </style:style>
    <style:style style:name="P6" style:family="paragraph" style:parent-style-name="Text_20_body">
      <style:paragraph-properties fo:text-align="justify" style:justify-single-word="false"/>
    </style:style>
    <style:style style:name="P7" style:family="paragraph" style:parent-style-name="Text_20_body" style:list-style-name="L12"/>
    <style:style style:name="P8" style:family="paragraph" style:parent-style-name="Text_20_body" style:list-style-name="L13"/>
    <style:style style:name="P9" style:family="paragraph" style:parent-style-name="Text_20_body" style:list-style-name="L14"/>
    <style:style style:name="P10" style:family="paragraph" style:parent-style-name="Text_20_body" style:list-style-name="L15"/>
    <style:style style:name="P11" style:family="paragraph" style:parent-style-name="Text_20_body" style:list-style-name="L16"/>
    <style:style style:name="P12" style:family="paragraph" style:parent-style-name="Text_20_body">
      <style:paragraph-properties fo:text-align="justify" style:justify-single-word="false"/>
      <style:text-properties fo:color="#e7e9ea"/>
    </style:style>
    <style:style style:name="P13" style:family="paragraph" style:parent-style-name="Text_20_body">
      <style:paragraph-properties fo:text-align="justify" style:justify-single-word="false"/>
      <style:text-properties fo:font-weight="bold" style:font-weight-asian="bold" style:font-weight-complex="bold"/>
    </style:style>
    <style:style style:name="P14"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15" style:family="paragraph" style:parent-style-name="Text_20_body" style:list-style-name="L17"/>
    <style:style style:name="P16" style:family="paragraph" style:parent-style-name="Text_20_body" style:list-style-name="L18"/>
    <style:style style:name="P17" style:family="paragraph" style:parent-style-name="Text_20_body" style:list-style-name="L12">
      <style:paragraph-properties fo:margin-top="0cm" fo:margin-bottom="0cm"/>
    </style:style>
    <style:style style:name="P18" style:family="paragraph" style:parent-style-name="Text_20_body" style:list-style-name="L13">
      <style:paragraph-properties fo:margin-top="0cm" fo:margin-bottom="0cm"/>
    </style:style>
    <style:style style:name="P19" style:family="paragraph" style:parent-style-name="Text_20_body" style:list-style-name="L14">
      <style:paragraph-properties fo:margin-top="0cm" fo:margin-bottom="0cm"/>
    </style:style>
    <style:style style:name="P20" style:family="paragraph" style:parent-style-name="Text_20_body" style:list-style-name="L15">
      <style:paragraph-properties fo:margin-top="0cm" fo:margin-bottom="0cm"/>
    </style:style>
    <style:style style:name="P21" style:family="paragraph" style:parent-style-name="Text_20_body" style:list-style-name="L16">
      <style:paragraph-properties fo:margin-top="0cm" fo:margin-bottom="0cm"/>
    </style:style>
    <style:style style:name="P22" style:family="paragraph" style:parent-style-name="Text_20_body" style:list-style-name="L17">
      <style:paragraph-properties fo:margin-top="0cm" fo:margin-bottom="0cm"/>
    </style:style>
    <style:style style:name="P23" style:family="paragraph" style:parent-style-name="Text_20_body" style:list-style-name="L18">
      <style:paragraph-properties fo:margin-top="0cm" fo:margin-bottom="0cm"/>
    </style:style>
    <style:style style:name="P24" style:family="paragraph" style:parent-style-name="Heading_20_3">
      <style:paragraph-properties fo:text-align="center" style:justify-single-word="false"/>
    </style:style>
    <style:style style:name="P25" style:family="paragraph" style:parent-style-name="Heading_20_4">
      <style:paragraph-properties fo:text-align="center" style:justify-single-word="false"/>
      <style:text-properties fo:font-size="15pt" style:font-size-asian="15pt" style:font-size-complex="15pt"/>
    </style:style>
    <style:style style:name="T1" style:family="text">
      <style:text-properties fo:color="#ffffff" fo:background-color="transparent"/>
    </style:style>
    <style:style style:name="T2" style:family="text">
      <style:text-properties fo:color="#ffffff" fo:language="en" fo:country="none"/>
    </style:style>
    <style:style style:name="T3" style:family="text">
      <style:text-properties fo:color="#ffffff" fo:language="en" fo:country="none" fo:background-color="transparent"/>
    </style:style>
    <style:style style:name="T4" style:family="text">
      <style:text-properties fo:color="#ffffff" fo:language="en" fo:country="none" fo:font-weight="bold" style:font-weight-asian="bold" style:font-weight-complex="bol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2">The Fourth Law: Consciousness</text:span></text:p>
      <text:p text:style-name="Horizontal_20_Line"/>
      <text:h text:style-name="P24" text:outline-level="3">Vernadsky's Biosphere and Noosphere: A Summary</text:h>
      <text:p text:style-name="Text_20_body"><text:span text:style-name="Strong_20_Emphasis">Biosphere</text:span><text:line-break/>Vladimir Vernadsky conceptualized the <text:span text:style-name="Strong_20_Emphasis">biosphere</text:span> as the layer of Earth where life exists, encompassing all living organisms and their interactions with the geochemical processes of the planet. The biosphere represents a self-sustaining system that transforms solar energy into chemical energy, driving the Earth's biogeochemical cycles (e.g., carbon, nitrogen, and water cycles). Vernadsky emphasized the role of life in shaping Earth's geology and atmosphere, proposing that biological processes are integral to maintaining the planet's equilibrium.</text:p>
      <text:p text:style-name="Text_20_body"><text:span text:style-name="Strong_20_Emphasis">Key Points:</text:span></text:p>
      <text:list xml:id="list7077042883805694247" text:style-name="L17">
        <text:list-item>
          <text:p text:style-name="P22">Defined as the zone of life and its interaction with Earth's geosphere.</text:p>
        </text:list-item>
        <text:list-item>
          <text:p text:style-name="P22">Drives energy transformation and matter cycling.</text:p>
        </text:list-item>
        <text:list-item>
          <text:p text:style-name="P15">Stabilizes Earth's conditions through biotic activity (e.g., photosynthesis creating oxygen).</text:p>
        </text:list-item>
      </text:list>
      <text:p text:style-name="Text_20_body"><text:span text:style-name="Strong_20_Emphasis">Noosphere</text:span><text:line-break/>The <text:span text:style-name="Strong_20_Emphasis">noosphere</text:span>, or "sphere of reason," represents the next evolutionary phase, where human consciousness and intellectual activity begin to reshape the biosphere. Vernadsky argued that humanity’s technological, scientific, and ethical advancements constitute a geological force, influencing Earth's systems on a planetary scale. This marks the transition from biological to cognitive evolution, where reason and collective human action drive Earth's future development.</text:p>
      <text:p text:style-name="Text_20_body"><text:span text:style-name="Strong_20_Emphasis">Key Points:</text:span></text:p>
      <text:list xml:id="list8186928320024168784" text:style-name="L18">
        <text:list-item>
          <text:p text:style-name="P23">Represents the layer of human thought and innovation superimposed on the biosphere.</text:p>
        </text:list-item>
        <text:list-item>
          <text:p text:style-name="P23">Emerges through science, technology, and cultural evolution.</text:p>
        </text:list-item>
        <text:list-item>
          <text:p text:style-name="P16">Positions humanity as a geological force, with responsibility for planetary stewardship.</text:p>
        </text:list-item>
      </text:list>
      <text:p text:style-name="Text_20_body">In essence, Vernadsky's framework views the <text:span text:style-name="Strong_20_Emphasis">biosphere</text:span> as the foundation of Earth's life-supporting systems and the <text:span text:style-name="Strong_20_Emphasis">noosphere</text:span> as the apex of conscious planetary transformation.</text:p>
      <text:h text:style-name="P24" text:outline-level="3">Vernadsky's Framework of Planetary Consciousness</text:h>
      <text:p text:style-name="P6">Vladimir Vernadsky’s triadic framework charts Earth’s evolutionary trajectory as a continuum of consciousness-mediated entropy engineering. This progression—from the primal biological computation of the biosphere to the cognitive planetary architecture of the Noosphere—reveals life as a system fundamentally designed to negotiate entropy through conscious processes. By positioning DNA as nature’s original error-correcting code, Vernadsky’s model demonstrates that life achieved stable entropy modulation without cosmic intervention. The Fourth Law hypothesis, with its fixation on isolated biological patterns, fails to recognize this broader conscious continuum, mistaking localized molecular order for a universal thermodynamic principle and neglecting humanity’s role as Earth’s self-aware entropy modulator.</text:p>
      <text:h text:style-name="Heading_20_4" text:outline-level="4">Biospheric Genesis: DNA as Proto-Computational Negentropy</text:h>
      <text:p text:style-name="Text_20_body">Life’s 3.8-billion-year experiment exemplifies DNA’s role as nature’s earliest and most successful entropy modulation system:</text:p>
      <text:list xml:id="list6102716128466852705" text:style-name="L12">
        <text:list-item>
          <text:p text:style-name="P17"><text:soft-page-break/><text:span text:style-name="Strong_20_Emphasis">Information Density</text:span>: DNA stores 10¹⁹ bits of information per cubic meter, vastly outstripping modern solid-state drives (10¹⁴ bits/m³). </text:p>
        </text:list-item>
        <text:list-item>
          <text:p text:style-name="P17"><text:span text:style-name="Strong_20_Emphasis">Replication Fidelity</text:span>: Proofreading polymerases reduce replication errors to just 1 per 10⁹ base pairs. </text:p>
        </text:list-item>
        <text:list-item>
          <text:p text:style-name="P7"><text:span text:style-name="Strong_20_Emphasis">Energy Conversion</text:span>: DNA-driven metabolic processes convert solar photons into order, harnessing approximately 130 PW continuously. </text:p>
        </text:list-item>
      </text:list>
      <text:p text:style-name="Text_20_body">This biological computation, far from defying entropy, established life as the first conscious (albeit unconscious) negotiator of entropy, achieving localized order through algorithmic information management.</text:p>
      <text:h text:style-name="Heading_20_4" text:outline-level="4">Noospheric Emergence: Humanity's Consciousness as Cognitive Entropy Engineer</text:h>
      <text:p text:style-name="Text_20_body">Humanity’s transition from participant in the biosphere to architect of the Noosphere represents a quantum leap in information processing and entropy engineering:</text:p>
      <text:list xml:id="list2510693982484941354" text:style-name="L13">
        <text:list-item>
          <text:p text:style-name="P18"><text:span text:style-name="Strong_20_Emphasis">Language</text:span>: Transforms metabolic energy into enduring symbolic constructs (e.g., a spoken word requiring ~10⁻⁵ J can persist for millennia). </text:p>
        </text:list-item>
        <text:list-item>
          <text:p text:style-name="P18"><text:span text:style-name="Strong_20_Emphasis">Agriculture</text:span>: Redirects 38% of terrestrial net primary productivity. </text:p>
        </text:list-item>
        <text:list-item>
          <text:p text:style-name="P8"><text:span text:style-name="Strong_20_Emphasis">Technology</text:span>: Sustains continuous energy dissipation of 18 TW—13% of Earth’s total heat flux. </text:p>
        </text:list-item>
      </text:list>
      <text:p text:style-name="Text_20_body">In Vernadsky’s framework, the Noosphere emerges as biospheric metacognition: nature achieving self-awareness through human reason. This transition, far from being a biological accident, is presented as a geological inevitability.</text:p>
      <text:h text:style-name="Heading_20_4" text:outline-level="4">The Fourth Law's Blind Spot</text:h>
      <text:p text:style-name="Text_20_body">The Fourth Law hypothesis fixates on the localized order of protein folding (a mere 10⁻²⁰ J/K entropy decrease), ignoring DNA’s ultimate legacy: a species capable of managing 10²⁶ J/K annual entropy flux through cognitive civilization. Vernadsky’s framework exposes the Fourth Law’s key errors:</text:p>
      <text:list xml:id="list6922372506103165818" text:style-name="L14">
        <text:list-item>
          <text:p text:style-name="P19">Biological negentropy was never the endpoint; it was the foundation for conscious entropy governance. </text:p>
        </text:list-item>
        <text:list-item>
          <text:p text:style-name="P9">The materialist perspective of the Fourth Law fails to account for information as entropy’s new substrate. </text:p>
        </text:list-item>
      </text:list>
      <text:h text:style-name="P25" text:outline-level="4">The Integration of the Noosphere</text:h>
      <text:p text:style-name="Text_20_body">Vernadsky’s Noosphere thesis achieves conceptual supremacy by unifying three seemingly disparate domains:</text:p>
      <text:list xml:id="list8519087701136114661" text:style-name="L15">
        <text:list-item>
          <text:p text:style-name="P20"><text:span text:style-name="Strong_20_Emphasis">Planetary Thermodynamics</text:span>: Humanity now directs 34% of Earth’s net primary productivity and influences 78% of ice-free land surfaces. </text:p>
        </text:list-item>
        <text:list-item>
          <text:p text:style-name="P20"><text:span text:style-name="Strong_20_Emphasis">Information Epistemology</text:span>: Modern civilization creates 295 exabytes of data annually, embodying entropy in digital form. </text:p>
        </text:list-item>
        <text:list-item>
          <text:p text:style-name="P10"><text:span text:style-name="Strong_20_Emphasis">Ethical Teleology</text:span>: Conscious decisions about energy use drive humanity’s moral trajectory, shaping Earth’s future entropy dynamics. </text:p>
        </text:list-item>
      </text:list>
      <text:p text:style-name="Text_20_body">This synthesis renders the Fourth Law’s biological reductionism obsolete. Where it narrowly fixates on molecular phenomena, Vernadsky’s model elevates the human cortex—16 billion cortical columns generating 10¹⁷ synaptic potentials per day—to its rightful role as an entropy amplifier, reshaping planetary energy flows on a petawatt scale.</text:p>
      <text:p text:style-name="Text_20_body"><text:soft-page-break/>Vernadsky’s revolutionary insight lies in identifying consciousness as planetary metabolism. This recognition transforms the Noosphere from metaphor into a measurable geological phenomenon, with humanity’s cognitive outputs now outweighing total biomass (1.1 teratons vs. 900 gigatons).</text:p>
      <text:p text:style-name="Text_20_body">The Noosphere’s significance is evident through four core dimensions:</text:p>
      <text:list xml:id="list7432829794542848187" text:style-name="L16">
        <text:list-item>
          <text:p text:style-name="P21"><text:span text:style-name="Strong_20_Emphasis">Temporal Scalability</text:span>: Spanning evolutionary deep time, the Noosphere maps entropy’s ontological progression—from Archaean thermal vents (10³ J/K flux) to the digital revolution (10²³ J/K flux). </text:p>
        </text:list-item>
        <text:list-item>
          <text:p text:style-name="P21"><text:span text:style-name="Strong_20_Emphasis">Informational - Cosmic Mediation</text:span>: Human-generated information, now 97% digital, constitutes measurable entropy via Landauer’s principle. </text:p>
        </text:list-item>
        <text:list-item>
          <text:p text:style-name="P21"><text:span text:style-name="Strong_20_Emphasis">Ethical Thermodynamics</text:span>: Entropy generation becomes a moral act; for example, the 130 TWh/year energy cost of Bitcoin mining contrasts starkly with the 0.3 TWh/year sustaining vaccine cold chains. </text:p>
        </text:list-item>
        <text:list-item>
          <text:p text:style-name="P11"><text:span text:style-name="Strong_20_Emphasis">Cognitive Metabolism</text:span>: Human creations—from CRISPR precision to Starlink’s satellite network—mediate entropy flows across 42 orders of magnitude. </text:p>
        </text:list-item>
      </text:list>
      <text:p text:style-name="P6">The Fourth Law’s assertion that entropy and resonance collaboratively generate cosmic order fundamentally misinterprets the role of consciousness in thermodynamic systems. Vernadsky’s triadic framework—spanning the biosphere’s biological computation to the noosphere’s cognitive governance—demonstrates that localized order (e.g., protein folding, orbital resonances) is not entropy’s passive byproduct but a substrate for conscious intervention. The biosphere-noosphere transition reveals life’s trajectory from algorithmic negentropy (DNA) to planetary-scale entropy engineering (human reason). </text:p>
      <text:p text:style-name="P4"><text:span text:style-name="T2"/></text:p>
      <text:p text:style-name="P5"><text:span text:style-name="T4">Consciousness – The Novelty Seeking Transmutator, as the True Fourth Law</text:span></text:p>
      <text:p text:style-name="P3"><text:span text:style-name="T1"/></text:p>
      <text:p text:style-name="P12"><text:span text:style-name="T1">The Fourth Law’s claim that entropy autonomously generates cosmic harmony collapses under Vernadskian scrutiny. DNA’s negentropy, hurricane self-organization, and orbital resonances are not endpoints but precursors to conscious entropy modulation. Vernadsky’s noosphere redefines entropy as the substrate of innovation—a resource harnessed through reason, ethics, and technological extension. To frame entropy as a “collaborator” is to ignore humanity’s role as its sovereign negotiator, tasked not with harmonizing chaos but transcending it. </text:span></text:p>
      <text:p text:style-name="P6">At the heart of the Fourth Law hypothesis is the claim that biological systems decrease entropy through self-construction. However, this argument collapses under its own metaphysical assumptions and misapplies thermodynamic principles. From a Critical Induction perspective, this error constitutes a <text:span text:style-name="Emphasis">Truzzi Fallacy</text:span>—advancing extraordinary claims (entropy reversal as natural law) while evading the burden of reconciling these claims with established epistemic hierarchies. By focusing narrowly on biomolecular "localization" while ignoring the ontological primacy of consciousness in shaping entropy dynamics, the Fourth Law fails where Vernadsky’s Noosphere thesis succeeds—acknowledging reason as a geological force of planetary magnitude.</text:p>
      <text:p text:style-name="P6">Vernadsky’s Noosphere marks humanity’s evolutionary transition from a biospheric participant to the architect of planetary thermodynamics. This shift contradicts the Fourth Law’s implicit framing of entropy as a passive material metric. Consciousness—both individual and collective—emerges as the <text:span text:style-name="Emphasis">source</text:span> of novelty-driven entropy. This perspective reframes biospheric "localized order" as evidence not of thermodynamic defiance but of an incomplete understanding of entropy’s interplay with negentropic agency.</text:p>
      <text:p text:style-name="P6">The Fourth Law also stumbles on the <text:span text:style-name="Emphasis">Caesar’s Wife Principle,</text:span> failing to account for paradigm constraints and contradictions. Consciousness expands the universe’s ontological categories, <text:soft-page-break/>destabilizing prior equilibria to create new forms of order—a process exemplified by the Noosphere’s integration of techno-cultural systems and its reshaping of Earth’s thermodynamic flows.</text:p>
      <text:p text:style-name="P6">Additionally, the Fourth Law’s reliance on biomolecular or geological complexity as a primary argument exemplifies a <text:span text:style-name="Emphasis">Bespoke Truth Fallacy</text:span>. While it points to proteins’ negentropic tendencies, it ignores the thermodynamic costs of sustaining consciousness, such as the human brain’s consumption of ~20% of the body’s basal metabolic rate. Vernadsky’s model embraces these costs, positioning consciousness as both an entropy dissipator and a localized order generator. For instance, Bitcoin mining’s 130 TWh/year dissipation mirrors neural metabolism’s paradox: Consciousness requires entropic expenditure to generate meaning, whether in the form of scientific discovery or Shakespearean poetry.</text:p>
      <text:p text:style-name="P6">This leads to the central reframing of entropy as "the ontological cost of existential differentiation." Aligning with Teilhard de Chardin’s Omega Point, this perspective views consciousness as the driver of cosmic evolution, where complexity expands phase space through ethical agency. The Fourth Law’s materialist defeatism—framing entropy as an adversary and physical destroyer—dissolves under Vernadsky’s analysis. The Noosphere’s ethical imperative is not to resist entropy but to <text:span text:style-name="Emphasis">orchestrate</text:span> it, transforming thermodynamic costs into existential dividends.</text:p>
      <text:p text:style-name="P6">Critically, the Fourth Law as Entropy misrepresents negentropy’s dependency on ethical intentionality. Lindsay’s thermodynamic imperative—"fight to increase order"—finds expression in the Noosphere’s collective intelligence, where entropy generation becomes a moral act. Consciousness destabilizes static structures not to resist entropy, but to fulfill its purpose as the universe’s self-interrogating organ.</text:p>
      <text:p text:style-name="P6">Vernadsky’s Noosphere thesis positions human reason (extended through technology) as the ultimate geological force, negotiating entropy through ethical agency and information creation.</text:p>
      <text:p text:style-name="P6"/>
      <text:p text:style-name="P13">Conclusion </text:p>
      <text:p text:style-name="P6">Entropy, under Vernadsky’s lens, emerges not as the destroyer materialist frameworks assume but as the experiential gradient through which consciousness innovates. This synthesis reveals entropy as the creative tax of universal becoming. By collapsing possibilities into actualities, humanity transforms entropy into a tool of meaning-making, reshaping the lithosphere into a logosphere where matter becomes information, and existence becomes novelty.</text:p>
      <text:p text:style-name="Standard"><text:span text:style-name="T2">From an ontological perspective, consciousness and novelty act as disruptors within ordered systems, generating entropy by destabilizing static structures through the irreducible act of experiential becoming, the seeking of the novel by the creative impulse. Consciousness, as a self-organizing process, inherently seeks novelty—new information, patterns, or states—to sustain its adaptive agency, thereby introducing unpredictability into otherwise deterministic frameworks. This dynamic mirrors the thermodynamic principle that systems resist equilibrium to evolve, but ontologically, it positions consciousness as a participatory force that collapses latent possibilities into actualized states, dissolving prior order through intentional or perceptual engagement. Novelty, in turn, arises as consciousness interrogates boundaries, creating bifurcations (e.g., neural plasticity, emergent ideas) that expand the system’s phase space. Together, they manifest entropy not merely as disorder but as the ontological cost of existential differentiation—the price paid for a universe capable of self-reflection and creative iteration. </text:span></text:p>
      <text:p text:style-name="Standard"><text:span text:style-name="T2"/></text:p>
      <text:p text:style-name="Standard"><text:span text:style-name="T3">Thus, "material framework" entropy becomes ontologically inverted. The Second Law persists not as tyrant, but as scribe - its statistical mechanics merely bookkeeping consciousness' relentless novelty extraction from our reality's infinite potential. Entropy's detachment of Consciousness' impossibility </text:span><text:soft-page-break/><text:span text:style-name="T3">mirrors consciousness' existential condition: To exist is to differ; to differ is to dissipate; to dissipate is to create anew. The universe doesn't "have" entropy - it *becomes* entropy through our interrogative gaze. <text:s/></text:span><text:line-break/></text:p>
      <text:p text:style-name="P2"><text:span text:style-name="T3">A state of "Zero entropy" or the thesis of a “Pulsed <text:s/>Entropy” that up ends civilizational cycles then, as an irreversible or static mechanism, doesn't hold, as the phases of order and disorder are in constant motion. The discussion is then useless because the concept of entropy under the Fourth Law is based on a material framework, detaching conscious thought, even if its human, from the “Purity” of the Whole. </text:span></text:p>
      <text:p text:style-name="P2"><text:span text:style-name="T3"/></text:p>
      <text:p text:style-name="P2"><text:span text:style-name="T3">Entropy, is Conscious – and so the creation of Novelty itself, in all its forms, is its primary principle of action, not destruction.</text:span></text:p>
      <text:p text:style-name="P2"><text:span text:style-name="T3"/></text:p>
      <text:p text:style-name="P2"><text:span text:style-name="T3">So what are we going to do with our creative gift? Succumb to what we think is inevitability and nature, or accept our responsibility as creators in reality's continuum, and create something, novel, something new?</text:span></text:p>
      <text:p text:style-name="P1"><text:span text:style-name="T1"><text:line-break/><text:line-break/><text:line-break/><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CL"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1-22T23:34:38.75</meta:creation-date>
    <dc:date>2025-01-23T00:59:59.25</dc:date>
    <meta:editing-duration>PT38M38S</meta:editing-duration>
    <meta:editing-cycles>3</meta:editing-cycles>
    <meta:generator>OpenOffice/4.1.14$Win32 OpenOffice.org_project/4114m1$Build-9811</meta:generator>
    <meta:document-statistic meta:table-count="0" meta:image-count="0" meta:object-count="0" meta:page-count="5" meta:paragraph-count="61" meta:word-count="1882" meta:character-count="14159"/>
  </office:meta>
</office:document-meta>
</file>